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text-properties fo:color="#000000" style:text-line-through-style="none" style:text-line-through-type="none" fo:font-style="normal" style:text-underline-style="none"/>
    </style:style>
    <style:style style:name="P2" style:family="paragraph">
      <style:paragraph-properties fo:text-align="start"/>
      <style:text-properties fo:color="#ffffff"/>
    </style:style>
    <style:style style:name="P3" style:family="paragraph">
      <style:paragraph-properties fo:text-align="start"/>
      <style:text-properties fo:color="#000000"/>
    </style:style>
    <style:style style:name="P4" style:family="paragraph">
      <style:paragraph-properties fo:text-align="start"/>
      <style:text-properties fo:color="#000000" style:text-line-through-style="none" style:text-line-through-type="none" fo:font-style="normal" style:text-underline-style="none"/>
    </style:style>
    <style:style style:name="gr1" style:family="graphic">
      <style:graphic-properties fo:background-color="#ddddd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data-style-name="C10000">
      <style:graphic-properties fo:background-color="#dddddd"/>
    </style:style>
    <style:style style:name="gr4" style:family="graphic">
      <style:graphic-properties fo:background-color="#dddddd"/>
    </style:style>
    <number:number-style style:name="C10000" number:language="en" number:country="AU">
      <number:number number:min-integer-digits="1"/>
    </number:number-style>
    <style:style style:name="ctrl1" style:family="paragraph" style:data-style-name="C10000"/>
  </office:automatic-styles>
  <office:body>
    <office:text>
      <office:forms form:automatic-focus="false" form:apply-design-mode="false">
        <form:form form:name="MainForm" form:command="Data Kasi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form form:name="SubForm" form:command="Data Kasir" form:apply-filter="true" form:command-type="table" form:control-implementation="ooo:com.sun.star.form.component.Form" office:target-frame="" xlink:href="" xlink:type="simple" form:master-fields="&quot;Kode&quot;" form:detail-fields="&quot;Kode&quot;">
            <form:properties>
              <form:property form:property-name="PropertyChangeNotificationEnabled" office:value-type="boolean" office:boolean-value="true"/>
            </form:properties>
            <form:fixed-text form:name="lblKode" form:control-implementation="ooo:com.sun.star.form.component.FixedText" xml:id="control1" form:id="control1" form:label="Kode" form:for="control2"/>
            <form:formatted-text form:name="fmtKode" form:control-implementation="ooo:com.sun.star.form.component.FormattedField" xml:id="control2" form:id="control2" form:data-field="Kode" form:convert-empty-to-null="true" form:min-value="-2147483648" form:max-value="2147483647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Text" office:value-type="string" office:string-value="2"/>
              </form:properties>
            </form:formatted-text>
            <form:fixed-text form:name="lblNama Barang" form:control-implementation="ooo:com.sun.star.form.component.FixedText" xml:id="control3" form:id="control3" form:label="Nama Barang" form:for="control4"/>
            <form:text form:name="txtNama Barang" form:control-implementation="ooo:com.sun.star.form.component.TextField" xml:id="control4" form:id="control4" form:data-field="Nama Barang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blHarga Beli" form:control-implementation="ooo:com.sun.star.form.component.FixedText" xml:id="control5" form:id="control5" form:label="Harga Beli" form:for="control6"/>
            <form:formatted-text form:name="fmtHarga Beli" form:control-implementation="ooo:com.sun.star.form.component.FormattedField" xml:id="control6" form:id="control6" form:data-field="Harga Beli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Text" office:value-type="string" office:string-value="1500"/>
              </form:properties>
            </form:formatted-text>
            <form:fixed-text form:name="lblHarga Jual" form:control-implementation="ooo:com.sun.star.form.component.FixedText" xml:id="control7" form:id="control7" form:label="Harga Jual" form:for="control8"/>
            <form:formatted-text form:name="fmtHarga Jual" form:control-implementation="ooo:com.sun.star.form.component.FormattedField" xml:id="control8" form:id="control8" form:data-field="Harga Jual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Text" office:value-type="string" office:string-value="2000"/>
              </form:properties>
            </form:formatted-text>
            <form:fixed-text form:name="lblJumlah" form:control-implementation="ooo:com.sun.star.form.component.FixedText" xml:id="control9" form:id="control9" form:label="Jumlah" form:for="control10"/>
            <form:text form:name="txtJumlah" form:control-implementation="ooo:com.sun.star.form.component.TextField" xml:id="control10" form:id="control10" form:data-field="Jumlah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  <form:grid form:name="MainForm_Grid" form:control-implementation="ooo:com.sun.star.form.component.GridControl" xml:id="control11" form:id="control11">
            <form:properties>
              <form:property form:property-name="DefaultControl" office:value-type="string" office:string-value="com.sun.star.form.control.GridControl"/>
            </form:properties>
            <form:column form:name="Kode" form:control-implementation="ooo:FormattedField" form:label="Kode" form:text-style-name="ctrl1">
              <form:formatted-text xml:id="control12" form:id="control12" form:data-field="Kod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FormattedField"/>
                  <form:property form:property-name="MouseWheelBehavior" office:value-type="float" office:value="0"/>
                  <form:property form:property-name="ObjIDinMSO" office:value-type="float" office:value="65535"/>
                  <form:property form:property-name="Text" office:value-type="string" office:string-value="2"/>
                  <form:property form:property-name="Width" office:value-type="float" office:value="0"/>
                </form:properties>
              </form:formatted-text>
            </form:column>
            <form:column form:name="Nama Barang" form:control-implementation="ooo:TextField" form:label="Nama Barang">
              <form:text xml:id="control13" form:id="control13" form:data-field="Nama Barang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0"/>
                </form:properties>
              </form:text>
            </form:column>
            <form:column form:name="Harga Beli" form:control-implementation="ooo:FormattedField" form:label="Harga Beli" form:text-style-name="ctrl1">
              <form:formatted-text xml:id="control14" form:id="control14" form:data-field="Harga Beli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FormattedField"/>
                  <form:property form:property-name="MouseWheelBehavior" office:value-type="float" office:value="0"/>
                  <form:property form:property-name="ObjIDinMSO" office:value-type="float" office:value="65535"/>
                  <form:property form:property-name="Text" office:value-type="string" office:string-value="1500"/>
                  <form:property form:property-name="Width" office:value-type="float" office:value="0"/>
                </form:properties>
              </form:formatted-text>
            </form:column>
            <form:column form:name="Harga Jual" form:control-implementation="ooo:FormattedField" form:label="Harga Jual" form:text-style-name="ctrl1">
              <form:formatted-text xml:id="control15" form:id="control15" form:data-field="Harga Jual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FormattedField"/>
                  <form:property form:property-name="MouseWheelBehavior" office:value-type="float" office:value="0"/>
                  <form:property form:property-name="ObjIDinMSO" office:value-type="float" office:value="65535"/>
                  <form:property form:property-name="Text" office:value-type="string" office:string-value="2000"/>
                  <form:property form:property-name="Width" office:value-type="float" office:value="0"/>
                </form:properties>
              </form:formatted-text>
            </form:column>
            <form:column form:name="Jumlah" form:control-implementation="ooo:TextField" form:label="Jumlah">
              <form:text xml:id="control16" form:id="control16" form:data-field="Jumlah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0"/>
                </form:properties>
              </form:text>
            </form:column>
          </form:grid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8.5669in" svg:height="1.8996in" svg:x="0.3937in" svg:y="0.3937in" draw:control="control11"/><draw:g text:anchor-type="paragraph" draw:z-index="1" draw:style-name="gr2"><draw:control draw:text-style-name="P2" svg:width="0.4303in" svg:height="0.1953in" svg:x="0.3937in" svg:y="3.0807in" draw:control="control1"/><draw:control draw:style-name="gr3" draw:text-style-name="P3" svg:width="0.8776in" svg:height="0.3185in" svg:x="0.3937in" svg:y="3.2752in" draw:control="control2"/></draw:g><draw:g text:anchor-type="paragraph" draw:z-index="2" draw:style-name="gr2"><draw:control draw:text-style-name="P2" svg:width="0.9217in" svg:height="0.1953in" svg:x="0.3937in" svg:y="3.6717in" draw:control="control3"/><draw:control draw:style-name="gr4" draw:text-style-name="P4" svg:width="3.2315in" svg:height="0.3185in" svg:x="0.3937in" svg:y="3.8669in" draw:control="control4"/></draw:g><draw:g text:anchor-type="paragraph" draw:z-index="3" draw:style-name="gr2"><draw:control draw:text-style-name="P2" svg:width="0.7067in" svg:height="0.1953in" svg:x="0.3937in" svg:y="4.2634in" draw:control="control5"/><draw:control draw:style-name="gr3" draw:text-style-name="P3" svg:width="0.5189in" svg:height="0.3185in" svg:x="0.3937in" svg:y="4.4579in" draw:control="control6"/></draw:g><draw:g text:anchor-type="paragraph" draw:z-index="4" draw:style-name="gr2"><draw:control draw:text-style-name="P2" svg:width="0.7169in" svg:height="0.1953in" svg:x="0.3937in" svg:y="4.8543in" draw:control="control7"/><draw:control draw:style-name="gr3" draw:text-style-name="P3" svg:width="0.5189in" svg:height="0.3185in" svg:x="0.3937in" svg:y="5.0496in" draw:control="control8"/></draw:g><draw:g text:anchor-type="paragraph" draw:z-index="5" draw:style-name="gr2"><draw:control draw:text-style-name="P2" svg:width="0.5425in" svg:height="0.1953in" svg:x="0.3937in" svg:y="5.4457in" draw:control="control9"/><draw:control draw:style-name="gr4" draw:text-style-name="P4" svg:width="3.2315in" svg:height="0.3185in" svg:x="0.3937in" svg:y="5.6402in" draw:control="control10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ackground-color="#003399" style:writing-mode="lr-tb" draw:fill="solid" draw:fill-color="#003399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5.2.3.3$Linux_X86_64 LibreOffice_project/d54a8868f08a7b39642414cf2c8ef2f228f780cf</meta:generator>
  </office:meta>
</office:document-meta>
</file>